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text-properties fo:language="fi" fo:country="FI"/>
    </style:style>
    <style:style style:name="P7" style:family="paragraph" style:parent-style-name="Text_20_body">
      <style:paragraph-properties fo:margin-left="0cm" fo:margin-right="0cm" fo:text-indent="0cm" style:auto-text-indent="false" style:snap-to-layout-grid="false"/>
      <style:text-properties fo:language="fi" fo:country="FI"/>
    </style:style>
    <style:style style:name="P8"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9" style:family="paragraph" style:parent-style-name="Text_20_body">
      <style:paragraph-properties fo:margin-left="-0.076cm" fo:margin-right="0cm" fo:text-indent="0cm" style:auto-text-indent="false" style:snap-to-layout-grid="false"/>
      <style:text-properties fo:language="fi" fo:country="FI"/>
    </style:style>
    <style:style style:name="P1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3"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4"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5315139488633492112" text:style-name="WW8StyleNum">
        <text:list-header>
          <text:p text:style-name="P14"/>
        </text:list-header>
      </text:list>
      <text:p text:style-name="P2"/>
      <text:p text:style-name="P2"/>
      <text:p text:style-name="P2"/>
      <text:p text:style-name="P2"/>
      <text:p text:style-name="P2"/>
      <text:p text:style-name="P2"/>
      <text:list xml:id="list41694232"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13</text:modification-date></text:span></text:p>
          </table:table-cell>
        </table:table-row>
      </table:table>
      <text:list xml:id="list41694957"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Version</text:p>
          </table:table-cell>
          <table:table-cell table:style-name="Table5.A1" office:value-type="string">
            <text:p text:style-name="P7">Date</text:p>
          </table:table-cell>
          <table:table-cell table:style-name="Table5.A1" office:value-type="string">
            <text:p text:style-name="P7">Author(s)</text:p>
          </table:table-cell>
          <table:table-cell table:style-name="Table5.A1" office:value-type="string">
            <text:p text:style-name="P7">Summary of Changes</text:p>
          </table:table-cell>
        </table:table-row>
        <table:table-row table:style-name="Table5.1">
          <table:table-cell table:style-name="Table5.A2" office:value-type="string">
            <text:p text:style-name="P9">0.1</text:p>
          </table:table-cell>
          <table:table-cell table:style-name="Table5.B2" office:value-type="date" office:date-value="2012-10-14">
            <text:p text:style-name="P7">2012-10-14</text:p>
          </table:table-cell>
          <table:table-cell table:style-name="Table5.A2" office:value-type="string">
            <text:p text:style-name="P7">J.-M. Määttä</text:p>
          </table:table-cell>
          <table:table-cell table:style-name="Table5.A2" office:value-type="string">
            <text:p text:style-name="P8">Initial document template.</text:p>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8"/>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8"/>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8"/>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B2">
            <text:p text:style-name="P7"/>
          </table:table-cell>
          <table:table-cell table:style-name="Table5.A2" office:value-type="string">
            <text:p text:style-name="P8"/>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row table:style-name="Table5.1">
          <table:table-cell table:style-name="Table5.A2" office:value-type="string">
            <text:p text:style-name="P9"/>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row>
      </table:table>
      <text:list xml:id="list4166612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0">1. <text:s text:c="2"/>Introduction<text:tab/>5</text:p>
          <text:p text:style-name="P12">1.1 <text:s text:c="2"/>Overview<text:tab/>5</text:p>
          <text:p text:style-name="P12">1.2 <text:s text:c="2"/>Purpose and Scope<text:tab/>5</text:p>
          <text:p text:style-name="P12">1.3 <text:s text:c="2"/>Product and Environment<text:tab/>5</text:p>
          <text:p text:style-name="P12">1.4 <text:s text:c="2"/>Definitions, Acronyms and Abbreviations<text:tab/>5</text:p>
          <text:p text:style-name="P12">1.5 <text:s text:c="2"/>References <text:s/><text:tab/>5</text:p>
          <text:p text:style-name="P12">1.6 <text:s text:c="2"/>Structure of the Document<text:tab/>5</text:p>
          <text:p text:style-name="P10">2. <text:s text:c="2"/>General Description<text:tab/>6</text:p>
          <text:p text:style-name="P12">2.1 <text:s text:c="2"/>Product Perspective<text:tab/>6</text:p>
          <text:p text:style-name="P12">2.2 <text:s text:c="2"/>Product Functions<text:tab/>6</text:p>
          <text:p text:style-name="P12">2.3 <text:s text:c="2"/>User Characteristics<text:tab/>6</text:p>
          <text:p text:style-name="P12">2.4 <text:s text:c="2"/>General Constraints<text:tab/>6</text:p>
          <text:p text:style-name="P12">2.5 <text:s text:c="2"/>Assumptions and Dependencies<text:tab/>6</text:p>
          <text:p text:style-name="P10">3. <text:s text:c="2"/>Data and Databases<text:tab/>7</text:p>
          <text:p text:style-name="P12">3.1 <text:s text:c="2"/>Contents of Information<text:tab/>7</text:p>
          <text:p text:style-name="P12">3.2 <text:s text:c="2"/>Intensity of Use<text:tab/>7</text:p>
          <text:p text:style-name="P12">3.3 <text:s text:c="2"/>Capacity<text:tab/>7</text:p>
          <text:p text:style-name="P12">3.4 <text:s text:c="2"/>Files and Configuration Files<text:tab/>7</text:p>
          <text:p text:style-name="P10">4. <text:s text:c="2"/>User Interface and Features<text:tab/>8</text:p>
          <text:p text:style-name="P12">4.1 <text:s text:c="2"/>User Interface<text:tab/>8</text:p>
          <text:p text:style-name="P13">4.1.1 <text:s text:c="2"/>Navigation Chart<text:tab/>8</text:p>
          <text:p text:style-name="P13">4.1.2 <text:s text:c="2"/>Scenarios, Exceptions and Other Information<text:tab/>8</text:p>
          <text:p text:style-name="P13">4.1.3 <text:s text:c="2"/>Structural Design of Displays, Views and Dialogs<text:tab/>8</text:p>
          <text:p text:style-name="P12">4.2 <text:s text:c="2"/>Features<text:tab/>8</text:p>
          <text:p text:style-name="P13">4.2.1 <text:s text:c="2"/>Feature #1<text:tab/>8</text:p>
          <text:p text:style-name="P10">5. <text:s text:c="2"/>Interfaces<text:tab/>9</text:p>
          <text:p text:style-name="P12">5.1 <text:s text:c="2"/>Hardware Interfaces<text:tab/>9</text:p>
          <text:p text:style-name="P12">5.2 <text:s text:c="2"/>Software Interfaces<text:tab/>9</text:p>
          <text:p text:style-name="P12">5.3 <text:s text:c="2"/>Communications Interfaces<text:tab/>9</text:p>
          <text:p text:style-name="P10">6. <text:s text:c="2"/>Other Requirements<text:tab/>10</text:p>
          <text:p text:style-name="P12">6.1 <text:s text:c="2"/>Performance and Response Times<text:tab/>10</text:p>
          <text:p text:style-name="P12">6.2 <text:s text:c="2"/>Security, Recovery and Usability<text:tab/>10</text:p>
          <text:p text:style-name="P12"><text:soft-page-break/>6.3 <text:s text:c="2"/>Maintainability<text:tab/>10</text:p>
          <text:p text:style-name="P12">6.4 <text:s text:c="2"/>Transferability and Portability<text:tab/>10</text:p>
          <text:p text:style-name="P12">6.5 <text:s text:c="2"/>Operator's Task Requirements<text:tab/>10</text:p>
          <text:p text:style-name="P10">7. <text:s text:c="2"/>Design Constraints<text:tab/>11</text:p>
          <text:p text:style-name="P12">7.1 <text:s text:c="2"/>Standards<text:tab/>11</text:p>
          <text:p text:style-name="P12">7.2 <text:s text:c="2"/>Hardware Constraints<text:tab/>11</text:p>
          <text:p text:style-name="P12">7.3 <text:s text:c="2"/>Software Constraints<text:tab/>11</text:p>
          <text:p text:style-name="P12">7.4 <text:s text:c="2"/>Other Constraints<text:tab/>11</text:p>
          <text:p text:style-name="P10">8. <text:s text:c="2"/>Rejected Ideas<text:tab/>12</text:p>
          <text:p text:style-name="P10">9. <text:s text:c="2"/>Ideas for Further Development<text:tab/>13</text:p>
          <text:p text:style-name="P10">10. <text:s text:c="2"/>Open Issues<text:tab/>14</text:p>
        </text:index-body>
      </text:table-of-content>
      <text:p text:style-name="P3"/>
      <text:p text:style-name="P2"/>
      <text:p text:style-name="Text_20_body"><text:tab/></text:p>
      <text:h text:style-name="P11"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
      <text:h text:style-name="Heading_20_2" text:outline-level="2"><text:s/><text:tab/>Product and Environment</text:h>
      <text:h text:style-name="Heading_20_2" text:outline-level="2"><text:s/><text:tab/>Definitions, Acronyms and Abbreviations</text:h>
      <text:h text:style-name="Heading_20_2" text:outline-level="2"><text:s/><text:tab/>References <text:tab/></text:h>
      <text:h text:style-name="Heading_20_2" text:outline-level="2"><text:s/><text:tab/>Structure of the Document</text:h>
      <text:h text:style-name="Heading_20_1" text:outline-level="1"><text:s/><text:tab/>General Description</text:h>
      <text:p text:style-name="Sisennetty_20_teksti"/>
      <text:h text:style-name="Heading_20_2" text:outline-level="2"><text:s/><text:tab/>Product Perspective</text:h>
      <text:p text:style-name="Text_20_body"/>
      <text:h text:style-name="Heading_20_2" text:outline-level="2"><text:s/><text:tab/>Product Functions</text:h>
      <text:p text:style-name="Text_20_body"/>
      <text:h text:style-name="Heading_20_2" text:outline-level="2"><text:s/><text:tab/>User Characteristics</text:h>
      <text:p text:style-name="Text_20_body"/>
      <text:h text:style-name="Heading_20_2" text:outline-level="2"><text:s/><text:tab/>General Constraints</text:h>
      <text:p text:style-name="Text_20_body"/>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
      <text:h text:style-name="Heading_20_2" text:outline-level="2"><text:s/><text:tab/>User Interface</text:h>
      <text:p text:style-name="Text_20_body"/>
      <text:h text:style-name="Heading_20_3" text:outline-level="3"><text:s/><text:tab/>Navigation Chart</text:h>
      <text:p text:style-name="Text_20_body"/>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p text:style-name="Text_20_body"/>
      <text:h text:style-name="Heading_20_3" text:outline-level="3"><text:s/><text:tab/>Feature #1</text:h>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Sisennetty_20_teksti"/>
      <text:h text:style-name="Heading_20_2" text:outline-level="2"><text:s/><text:tab/>Performance and Response Times</text:h>
      <text:p text:style-name="Text_20_body"/>
      <text:h text:style-name="Heading_20_2" text:outline-level="2"><text:s/><text:tab/>Security, Recovery and Usability</text:h>
      <text:p text:style-name="Text_20_body"/>
      <text:h text:style-name="Heading_20_2" text:outline-level="2"><text:s/><text:tab/>Maintainability</text:h>
      <text:p text:style-name="Text_20_body"/>
      <text:h text:style-name="Heading_20_2" text:outline-level="2"><text:s/><text:tab/>Transferability and Portability</text:h>
      <text:p text:style-name="Text_20_body"/>
      <text:h text:style-name="Heading_20_2" text:outline-level="2"><text:s/><text:tab/>Operator's Task Requirements</text:h>
      <text:p text:style-name="Sisennetty_20_teksti"/>
      <text:p text:style-name="Standard"/>
      <text:h text:style-name="Heading_20_1" text:outline-level="1"><text:s/><text:tab/>Design Constraints</text:h>
      <text:p text:style-name="Sisennetty_20_teksti"/>
      <text:h text:style-name="Heading_20_2" text:outline-level="2"><text:s/><text:tab/>Standards</text:h>
      <text:p text:style-name="Text_20_body"/>
      <text:h text:style-name="Heading_20_2" text:outline-level="2"><text:s/><text:tab/>Hardware Constraints</text:h>
      <text:p text:style-name="Text_20_body"/>
      <text:h text:style-name="Heading_20_2" text:outline-level="2"><text:s/><text:tab/>Software Constraints</text:h>
      <text:p text:style-name="Text_20_body"/>
      <text:h text:style-name="Heading_20_2" text:outline-level="2"><text:s/><text:tab/>Other Constraints</text:h>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1</text:p>
      </style:header>
      <style:footer>
        <text:p text:style-name="Footer">Modified: <text:modification-date style:data-style-name="N84">2012-11-13</text:modification-date><text:tab/><text:tab/><text:page-number text:select-page="current">14</text:page-number>/<text:page-count style:num-format="1">1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13T21:54:37.65</dc:date>
    <dc:language>fi-FI</dc:language>
    <meta:editing-cycles>316</meta:editing-cycles>
    <meta:editing-duration>PT12H2M58S</meta:editing-duration>
    <meta:document-statistic meta:table-count="2" meta:image-count="0" meta:object-count="0" meta:page-count="14" meta:paragraph-count="113" meta:word-count="502" meta:character-count="3419"/>
    <meta:user-defined meta:name="Info 1"/>
    <meta:user-defined meta:name="Info 2"/>
    <meta:user-defined meta:name="Info 3"/>
    <meta:user-defined meta:name="Info 4"/>
  </office:meta>
</office:document-meta>
</file>